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Util.deployBlockArtifacts( String destination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loymentUtil.deployBlockResources( String relativeDirectory , String destinationDirectory , Map blockContex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ploymentUtil.deploy( JarFile jarFile , String prefix , String destin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ploymentUtil.deployJarResources( String pattern , String destination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